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rimson Text" svg:font-family="'Crimson Text', serif"/>
    <style:font-face style:name="Times New Roman" svg:font-family="'Times New Roman', Arial, Helvetica, sans-serif"/>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000000" style:font-name="Georgia" fo:font-size="10.5pt" fo:letter-spacing="normal" fo:font-style="normal" fo:font-weight="normal" style:font-size-asian="10.5pt" style:font-size-complex="10.5pt"/>
    </style:style>
    <style:style style:name="P3"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000000" style:font-name="Georgia" fo:font-size="10.5pt" fo:letter-spacing="normal" fo:font-style="normal" fo:font-weight="normal"/>
    </style:style>
    <style:style style:name="P4"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373737" style:font-name="Georgia" fo:font-size="10.5pt" fo:letter-spacing="normal" fo:font-style="normal" fo:font-weight="normal" style:font-size-asian="10.5pt" style:font-size-complex="10.5pt"/>
    </style:style>
    <style:style style:name="P5" style:family="paragraph" style:parent-style-name="Text_20_body">
      <style:paragraph-properties fo:margin-left="0in" fo:margin-right="0in" fo:margin-top="0in" fo:margin-bottom="0in" fo:line-height="100%" fo:orphans="2" fo:widows="2" fo:text-indent="0in" style:auto-text-indent="false"/>
      <style:text-properties fo:color="#000000"/>
    </style:style>
    <style:style style:name="P6" style:family="paragraph" style:parent-style-name="Text_20_body" style:list-style-name="L1">
      <style:paragraph-properties fo:margin-left="0in" fo:margin-right="0in" fo:margin-top="0in" fo:margin-bottom="0in" fo:line-height="100%" fo:orphans="2" fo:widows="2" fo:text-indent="0in" style:auto-text-indent="false"/>
      <style:text-properties fo:color="#000000"/>
    </style:style>
    <style:style style:name="P7" style:family="paragraph" style:parent-style-name="Text_20_body" style:list-style-name="L1">
      <style:paragraph-properties fo:margin-left="0in" fo:margin-right="0in" fo:margin-top="0in" fo:margin-bottom="0in" fo:line-height="100%" fo:orphans="2" fo:widows="2" fo:text-indent="0in" style:auto-text-indent="false"/>
    </style:style>
    <style:style style:name="P8" style:family="paragraph" style:parent-style-name="Text_20_body">
      <style:paragraph-properties fo:margin-left="0in" fo:margin-right="0in" fo:orphans="2" fo:widows="2" fo:text-indent="0in" style:auto-text-indent="false"/>
      <style:text-properties fo:font-variant="normal" fo:text-transform="none" fo:color="#000000" style:font-name="Georgia" fo:font-size="10.5pt" fo:letter-spacing="normal" fo:font-style="normal" fo:font-weight="normal" style:font-size-asian="10.5pt" style:font-size-complex="10.5pt"/>
    </style:style>
    <style:style style:name="P9"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10"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11" style:family="paragraph" style:parent-style-name="Standard" style:list-style-name="">
      <style:paragraph-properties fo:margin-left="0in" fo:margin-right="0in" fo:margin-top="0in" fo:margin-bottom="0in" fo:line-height="100%" fo:text-indent="0in" style:auto-text-indent="false"/>
      <style:text-properties fo:font-variant="normal" fo:text-transform="none" fo:color="#000000" style:font-name="Georgia" fo:font-size="10.5pt" fo:letter-spacing="normal" fo:font-style="normal" fo:font-weight="normal" style:font-size-asian="10.5pt" style:font-size-complex="10.5pt"/>
    </style:style>
    <style:style style:name="P12" style:family="paragraph" style:parent-style-name="Standard">
      <style:paragraph-properties fo:margin-left="0in" fo:margin-right="0in" fo:margin-top="0in" fo:margin-bottom="0in" fo:line-height="100%" fo:text-indent="0in" style:auto-text-indent="false"/>
      <style:text-properties fo:color="#000000" style:font-name="Georgia" fo:font-size="10.5pt" style:font-size-asian="10.5pt" style:font-size-complex="10.5pt"/>
    </style:style>
    <style:style style:name="P13" style:family="paragraph" style:parent-style-name="Standard">
      <style:paragraph-properties fo:margin-left="0in" fo:margin-right="0in" fo:margin-top="0in" fo:margin-bottom="0in" fo:line-height="100%" fo:text-indent="0in" style:auto-text-indent="false"/>
      <style:text-properties fo:color="#000000" style:font-name="Georgia" fo:font-size="10.5pt" style:font-size-asian="10.5pt" style:font-name-complex="Times New Roman1" style:font-size-complex="10.5pt"/>
    </style:style>
    <style:style style:name="T1" style:family="text">
      <style:text-properties fo:font-weight="bold" style:font-weight-asian="bold" style:font-name-complex="Times New Roman1"/>
    </style:style>
    <style:style style:name="T2" style:family="text">
      <style:text-properties fo:font-weight="bold" style:font-weight-asian="bold" style:font-weight-complex="bold"/>
    </style:style>
    <style:style style:name="T3" style:family="text">
      <style:text-properties fo:font-weight="bold" style:font-size-asian="10.5pt" style:font-weight-asian="bold" style:font-size-complex="10.5pt" style:font-weight-complex="bold"/>
    </style:style>
    <style:style style:name="T4" style:family="text">
      <style:text-properties style:font-name-complex="Times New Roman1"/>
    </style:style>
    <style:style style:name="T5" style:family="text">
      <style:text-properties fo:font-variant="normal" fo:text-transform="none" fo:letter-spacing="normal" fo:font-style="normal" fo:font-weight="bold" style:font-name-complex="Times New Roman1"/>
    </style:style>
    <style:style style:name="T6" style:family="text">
      <style:text-properties fo:font-variant="normal" fo:text-transform="none" fo:letter-spacing="normal" fo:font-style="normal" fo:font-weight="normal" style:font-weight-asian="normal" style:font-name-complex="Times New Roman1" style:font-weight-complex="normal"/>
    </style:style>
    <style:style style:name="T7" style:family="text">
      <style:text-properties fo:font-variant="normal" fo:text-transform="none" fo:color="#000000" style:font-name="Georgia" fo:font-size="10.5pt" fo:letter-spacing="normal" fo:font-style="normal" fo:font-weight="normal" style:font-size-asian="10.5pt" style:font-size-complex="10.5pt"/>
    </style:style>
    <style:style style:name="T8" style:family="text">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T9" style:family="text">
      <style:text-properties fo:font-variant="normal" fo:text-transform="none" fo:color="#000000" style:font-name="Georgia" fo:font-size="10.5pt" fo:letter-spacing="normal" fo:language="zxx" fo:country="none" fo:font-style="italic" fo:font-weight="normal"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10" style:family="text">
      <style:text-properties fo:font-variant="normal" fo:text-transform="none" fo:color="#000000" style:font-name="Georgia" fo:font-size="10.5pt" fo:letter-spacing="normal" fo:language="none" fo:country="none" fo:font-style="normal" fo:font-weight="normal" style:font-name-asian="Georgia" style:font-size-asian="10.5pt" style:language-asian="none" style:country-asian="none" style:font-name-complex="Georgia" style:font-size-complex="10.5pt" style:language-complex="none" style:country-complex="none"/>
    </style:style>
    <style:style style:name="T11" style:family="text">
      <style:text-properties fo:font-variant="normal" fo:text-transform="none" fo:color="#000000" style:font-name="Georgia" fo:font-size="10.5pt" fo:letter-spacing="normal" fo:language="none" fo:country="none" fo:font-style="normal" fo:font-weight="normal" style:font-name-asian="Georgia" style:font-size-asian="10.5pt" style:language-asian="none" style:country-asian="none" style:font-name-complex="Georgia" style:font-size-complex="10.5pt" style:language-complex="none" style:country-complex="none"/>
    </style:style>
    <style:style style:name="T12" style:family="text">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T13" style:family="text">
      <style:text-properties fo:font-variant="normal" fo:text-transform="none" style:font-name="Georgia" fo:font-size="10.5pt" fo:letter-spacing="normal" fo:font-style="normal" fo:font-weight="normal" style:font-size-asian="10.5pt" style:font-size-complex="10.5pt"/>
    </style:style>
    <style:style style:name="T14" style:family="text">
      <style:text-properties fo:font-variant="normal" fo:text-transform="none" style:font-name="Georgia" fo:font-size="10.5pt" fo:letter-spacing="normal" fo:font-style="normal" fo:font-weight="bold" style:font-size-asian="10.5pt" style:font-size-complex="10.5pt"/>
    </style:style>
    <style:style style:name="T15" style:family="text">
      <style:text-properties fo:font-variant="normal" fo:text-transform="none"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T16" style:family="text">
      <style:text-properties fo:color="#000000"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17" style:family="text">
      <style:text-properties fo:color="#000000" style:font-name="Georgia" fo:font-size="10.5pt" fo:language="zxx" fo:country="none" fo:font-style="italic"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18" style:family="text">
      <style:text-properties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19" style:family="text">
      <style:text-properties style:font-name="Georgia" fo:font-size="10.5pt" fo:language="zxx" fo:country="none" fo:font-style="italic"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20" style:family="text">
      <style:text-properties fo:language="zxx" fo:country="none" fo:font-weight="normal" style:font-name-asian="Georgia" style:language-asian="zxx" style:country-asian="none" style:font-weight-asian="normal" style:font-name-complex="Georgia" style:language-complex="zxx" style:country-complex="none" style:font-weight-complex="normal"/>
    </style:style>
    <style:style style:name="T21" style:family="text">
      <style:text-properties fo:language="zxx" fo:country="none" style:font-name-asian="Georgia" style:language-asian="zxx" style:country-asian="none" style:font-name-complex="Georgia" style:language-complex="zxx" style:country-complex="none"/>
    </style:style>
    <style:style style:name="T22" style:family="text">
      <style:text-properties style:text-position="super 58%"/>
    </style:style>
    <style:style style:name="T23" style:family="text">
      <style:text-properties style:text-position="super 58%" fo:font-weight="bold" style:font-weight-asian="bold" style:font-weight-complex="bold"/>
    </style:style>
    <style:style style:name="T24" style:family="text">
      <style:text-properties fo:font-style="italic"/>
    </style:style>
    <style:style style:name="T25" style:family="text">
      <style:text-properties style:font-name="Times New Roman" fo:font-size="14pt"/>
    </style:style>
    <style:style style:name="T26" style:family="text">
      <style:text-properties style:font-size-asian="10.5pt" style:font-size-complex="10.5pt"/>
    </style:style>
    <style:style style:name="T27" style:family="text">
      <style:text-properties style:font-name="Georgia" fo:font-size="14pt"/>
    </style:style>
    <style:style style:name="T28" style:family="text">
      <style:text-properties style:font-name="Georgia" style:font-size-asian="10.5pt" style:font-size-complex="10.5pt"/>
    </style:style>
    <style:style style:name="T29" style:family="text">
      <style:text-properties style:font-name="Georgia" fo:font-style="italic" style:font-size-asian="10.5pt" style:font-size-complex="10.5pt"/>
    </style:style>
    <text:list-style style:name="L1">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The 4</text:span><text:span text:style-name="T23">th</text:span><text:span text:style-name="T2"> Duty of a Christian</text:span></text:p>
      <text:p text:style-name="P12"><text:span text:style-name="T1">Text:</text:span><text:span text:style-name="T4"> </text:span><text:span text:style-name="T5"><text:s/></text:span><text:span text:style-name="T6">I Corinthians16:13-14 “</text:span><text:span text:style-name="T20">Watch ye, stand fast in the faith, quit you like men, be strong.</text:span><text:span text:style-name="T21"> Let all your things be done with charity.”</text:span></text:p>
      <text:p text:style-name="P13"/>
      <text:h text:style-name="P11" text:outline-level="3"><text:span text:style-name="T1">Introduction:</text:span><text:span text:style-name="T4"> </text:span>Every Christian has something that they can do for the Lord. This morning we are going to examine the 4<text:span text:style-name="T22">th</text:span> of 5 duties that Christians are assigned based on what Paul wrote here. </text:h>
      <text:p text:style-name="P10"/>
      <text:list xml:id="list804578822622618821" text:style-name="L1">
        <text:list-header>
          <text:p text:style-name="P6"><text:span text:style-name="T14">IV. Be strong: </text:span><text:span text:style-name="T13">God wants His people to be strong. Joshua 1:7-9 “</text:span><text:span text:style-name="T18">Only be thou strong and very courageous, that thou mayest observe to do ac-cording to all the law, which Moses my servant commanded thee: turn not from it </text:span><text:span text:style-name="T19">to</text:span><text:span text:style-name="T18"> the right hand or </text:span><text:span text:style-name="T19">to</text:span><text:span text:style-name="T18"> the left, that thou mayest prosper whithersoever thou goest. This book of the law shall not depart out of thy mouth; but thou shalt meditate therein day and night, that thou mayest observe to do according to all that is written therein: for then thou shalt make thy way prosperous, and then thou shalt have good success. Have not I commanded thee? Be strong and of a good courage; be not afraid, neither be thou dismayed: for the LORD thy God </text:span><text:span text:style-name="T19">is</text:span><text:span text:style-name="T18"> with thee whither-soever thou goest.” </text:span><text:span text:style-name="T13">It takes courage to follow Gods will. Joshua was instructed not to turn away from Gods commands to the right or to the left. It is imperative that we do not turn to the right or the left from God's commands. Notice how this is accomplished: “</text:span><text:span text:style-name="T15">but thou shalt meditate therein day and night, that thou mayest observe to do according to all that is written therein.” </text:span></text:p>
          <text:p text:style-name="P7"><text:span text:style-name="T8"><text:s text:c="2"/>Paul told the Ephesians: "...</text:span><text:span text:style-name="T10">be strong in the Lord, and in the power of his might.”</text:span><text:span text:style-name="T8"> Note: he did not say to be strong in muscle tone, nor did he say to be of a strong mind. He said to be strong "in the Lord"</text:span><text:span text:style-name="T7"> to be strong in the Lord means that our strength comes from Him. We need strong Believers in the church that are willing to stand against false teaching and that are more afraid of God than man. We need strong folks who will serve boldly in the capacity that has been given to them. We need strong preachers in the pulpit. Those who are willing to preach the whole council of God. Many preachers today avoid topics that step on people toes. Hebrews 5:13-14 says: “</text:span><text:span text:style-name="T8">For every one that useth milk </text:span><text:span text:style-name="T9">is</text:span><text:span text:style-name="T8"> unskillful in the word of righteousness: for he is a babe.</text:span><text:span text:style-name="T16"> But strong meat belongeth to them that are of full age, </text:span><text:span text:style-name="T17">even</text:span><text:span text:style-name="T16"> those who by reason of use have their senses exercised to discern both good and evil.” To be strong physically one must change their diet and spend a great amount of time in the gym. </text:span><text:span text:style-name="T7">If you want to be strong in the Lord you must increase your diet of solid food and spend a great amount of time in the Word. What does the believer's diet consist of? Lots of scripture and prayer. Reading and meditating on the Word of God.</text:span></text:p>
          <text:p text:style-name="P7"><text:span text:style-name="T7"><text:s text:c="2"/>When David faced Goliath, it wasn't his first battle. He had participated in battles with a lion as well as a bear but it was not the statur e of his foe that enabled his victory. Listen to what he told King Saul: “...</text:span><text:span text:style-name="T10">The LORD that delivered me out of the paw of the lion, and out of the paw of the bear, he will deliver me out of the hand of this Philistine...”</text:span></text:p>
          <text:p text:style-name="P7"><text:span text:style-name="T7"><text:s text:c="2"/>When Elisha faced down the 450 prophets of Baal and the 400 prophets of the groves; He had come from three years of prayer and communion with God. He was fed by ravens and a poor widow as he spent his days alone with God. He was strong in the Lord and all of Israel knew it. </text:span></text:p>
        </text:list-header>
      </text:list>
      <text:p text:style-name="P5"><text:span text:style-name="T13"><text:s text:c="2"/>Several years ago my younger brother, Danny, was working construction and a huge wind storm came up. He saw the 30 foot wall begin to buckle and ran to support it. The wind pushed the wall on top of him and twisted him like a pretzel. His cousin saw what happened and ran to rescue him. Danny told me that he reached down with one hand and lifted the wall and pulled him out with the other. He said: “Joel, adrenaline must have kicked in because there is no other way he could have done that. Let me tell you this morning that there is something that is stronger and more reliable than adrenaline and that is the power of the Lord.</text:span></text:p>
      <text:p text:style-name="P2"/>
      <text:p text:style-name="P3"><text:span text:style-name="T3">Conclude:</text:span><text:span text:style-name="T26"> </text:span><text:span text:style-name="T28">During his years as premier of the Soviet Union, Nikita Khrushchev denounced many of the policies and atrocities of Joseph Stalin. Once, as he censured Stalin in a public meeting, Khrushchev was interrupted by a shout from a heckler in the audience. "You were one of Stalin's colleagues. Why didn't you stop him?"<text:line-break/> <text:s/>"Who said that?" roared Khrushchev. An agonizing silence followed as nobody in the room dared move a muscle. Then Khrushchev replied quietly, "Now you know why." (</text:span><text:span text:style-name="T29">Today in the Word</text:span><text:span text:style-name="T28">, July 13, 1993.)</text:span></text:p>
      <text:p text:style-name="P4"><text:s text:c="2"/>In 1799, Conrad Reed discovered a seventeen-pound rock while fishing in Little Meadow Creek. Not knowing what it was made of, his family used it as a doorstop for three years. In 1802, his father, John Reed, took it to a jeweler who identified it as a lump of gold worth about $3,600. That lump of gold, which was used as a doorstop for three years in North Carolina, is one of the biggest gold nuggets ever found east of the Rockies.</text:p>
      <text:p text:style-name="P4">Until its composition was determined, its value was unknown. Even so, until the composition of our faith is determined, its strength is unknown. God allows trials in our lives, not to hurt us, but too strengthen and prove us.</text:p>
      <text:p text:style-name="P4"><text:s text:c="2"/>You may miss out on the best things that God has for you if you are too weak to lift the things that God has placed in your way.</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rimson Text" svg:font-family="'Crimson Text', serif"/>
    <style:font-face style:name="Times New Roman" svg:font-family="'Times New Roman', Arial, Helvetica, sans-serif"/>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3</meta:editing-cycles>
    <meta:creation-date>2014-03-28T17:34:00</meta:creation-date>
    <dc:date>2020-07-12T09:05:00.98</dc:date>
    <meta:editing-duration>P2DT12H19M18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2" meta:word-count="996" meta:character-count="52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